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4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4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711cm"/>
    </style:style>
    <style:style style:name="gr6" style:family="graphic" style:parent-style-name="standard">
      <style:graphic-properties draw:textarea-horizontal-align="justify" draw:textarea-vertical-align="middle" draw:auto-grow-height="false" fo:min-height="9.45cm" fo:min-width="18.2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6.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943cm" svg:height="0.963cm" svg:x="8.2cm" svg:y="2.937cm">
          <draw:text-box>
            <text:p>État des drones</text:p>
          </draw:text-box>
        </draw:frame>
        <draw:frame draw:style-name="gr2" draw:text-style-name="P1" draw:layer="layout" svg:width="5.248cm" svg:height="0.963cm" svg:x="2.552cm" svg:y="6.337cm">
          <draw:text-box>
            <text:p>Drone disponible</text:p>
          </draw:text-box>
        </draw:frame>
        <draw:rect draw:style-name="gr3" draw:text-style-name="P2" draw:layer="layout" svg:width="7.8cm" svg:height="1.1cm" svg:x="1.4cm" svg:y="7.5cm">
          <text:p text:style-name="P2">Drone 001</text:p>
        </draw:rect>
        <draw:rect draw:style-name="gr4" draw:text-style-name="P2" draw:layer="layout" svg:width="7.8cm" svg:height="1.1cm" svg:x="1.4cm" svg:y="8.8cm">
          <text:p/>
        </draw:rect>
        <draw:rect draw:style-name="gr4" draw:text-style-name="P2" draw:layer="layout" svg:width="7.8cm" svg:height="1.1cm" svg:x="1.4cm" svg:y="10.097cm">
          <text:p/>
        </draw:rect>
        <draw:rect draw:style-name="gr4" draw:text-style-name="P2" draw:layer="layout" svg:width="7.8cm" svg:height="1.1cm" svg:x="1.365cm" svg:y="11.396cm">
          <text:p/>
        </draw:rect>
        <draw:frame draw:style-name="gr5" draw:text-style-name="P1" draw:layer="layout" svg:width="8.211cm" svg:height="0.963cm" svg:x="11.989cm" svg:y="6.1cm">
          <draw:text-box>
            <text:p>Drone en cours de livraison</text:p>
          </draw:text-box>
        </draw:frame>
        <draw:rect draw:style-name="gr3" draw:text-style-name="P2" draw:layer="layout" svg:width="7.8cm" svg:height="1.1cm" svg:x="12.1cm" svg:y="7.4cm">
          <text:p text:style-name="P2">Drone 007</text:p>
        </draw:rect>
        <draw:rect draw:style-name="gr4" draw:text-style-name="P2" draw:layer="layout" svg:width="7.8cm" svg:height="1.1cm" svg:x="12.1cm" svg:y="8.7cm">
          <text:p/>
        </draw:rect>
        <draw:rect draw:style-name="gr4" draw:text-style-name="P2" draw:layer="layout" svg:width="7.8cm" svg:height="1.1cm" svg:x="12.1cm" svg:y="10cm">
          <text:p/>
        </draw:rect>
        <draw:rect draw:style-name="gr4" draw:text-style-name="P2" draw:layer="layout" svg:width="7.8cm" svg:height="1.1cm" svg:x="12.1cm" svg:y="11.3cm">
          <text:p/>
        </draw:rect>
        <draw:rect draw:style-name="gr3" draw:text-style-name="P2" draw:layer="layout" svg:width="7.4cm" svg:height="1.7cm" svg:x="1.6cm" svg:y="24.8cm">
          <text:p text:style-name="P2">Rappeler tous les drones</text:p>
        </draw:rect>
        <draw:custom-shape draw:style-name="gr6" draw:text-style-name="P2" draw:layer="layout" svg:width="18.7cm" svg:height="9.7cm" svg:x="1.5cm" svg:y="14.1cm">
          <text:p text:style-name="P2">Map Google 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6cm" svg:height="1.7cm" svg:x="13.5cm" svg:y="24.8cm">
          <text:p text:style-name="P2">Accuei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Pigeon</meta:initial-creator>
    <meta:creation-date>2017-11-29T12:35:54.96</meta:creation-date>
    <dc:date>2017-12-02T17:56:10.359000000</dc:date>
    <meta:editing-duration>PT4H26M22S</meta:editing-duration>
    <meta:editing-cycles>2</meta:editing-cycles>
    <meta:generator>LibreOffice/5.3.7.2$Windows_X86_64 LibreOffice_project/6b8ed514a9f8b44d37a1b96673cbbdd077e24059</meta:generator>
    <meta:document-statistic meta:object-count="14"/>
  </office:meta>
</office:document-meta>
</file>